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94ede" officeooo:paragraph-rsid="00194ede"/>
    </style:style>
    <style:style style:name="P2" style:family="paragraph" style:parent-style-name="Standard">
      <style:paragraph-properties fo:text-align="justify" style:justify-single-word="false"/>
      <style:text-properties officeooo:rsid="00194ede" officeooo:paragraph-rsid="002449ad"/>
    </style:style>
    <style:style style:name="P3" style:family="paragraph" style:parent-style-name="Standard">
      <style:paragraph-properties fo:text-align="justify" style:justify-single-word="false"/>
      <style:text-properties officeooo:rsid="001e0438" officeooo:paragraph-rsid="001e0438"/>
    </style:style>
    <style:style style:name="P4" style:family="paragraph" style:parent-style-name="Standard">
      <style:paragraph-properties fo:text-align="justify" style:justify-single-word="false"/>
      <style:text-properties officeooo:rsid="0021a404" officeooo:paragraph-rsid="0021a404"/>
    </style:style>
    <style:style style:name="P5" style:family="paragraph" style:parent-style-name="Standard">
      <style:paragraph-properties fo:text-align="justify" style:justify-single-word="false"/>
      <style:text-properties officeooo:rsid="002449ad" officeooo:paragraph-rsid="002449ad"/>
    </style:style>
    <style:style style:name="T1" style:family="text">
      <style:text-properties officeooo:rsid="001d8fcf"/>
    </style:style>
    <style:style style:name="T2" style:family="text">
      <style:text-properties officeooo:rsid="001f16dc"/>
    </style:style>
    <style:style style:name="T3" style:family="text">
      <style:text-properties officeooo:rsid="00217bff"/>
    </style:style>
    <style:style style:name="T4" style:family="text">
      <style:text-properties officeooo:rsid="00284057"/>
    </style:style>
    <style:style style:name="T5" style:family="text">
      <style:text-properties officeooo:rsid="002ad5cf"/>
    </style:style>
    <style:style style:name="T6" style:family="text">
      <style:text-properties officeooo:rsid="002c9f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The internet has become an important part of everyday life for information, communication and knowledge dissemination. But the internet is full of criminal activities and host a variety of unwanted contents ranging from spam, malicious scripts, phishing sites, ransomware, to dangerous attacks and exploits that infect and sensitive information. Therefore intrusion detection and safe internet browsing is one of the major concern in the task of network administration and security. <text:span text:style-name="T1">Due to the lack of reliable test and validation data set, intrusion detection approaches are suffering from consistent and accurate performance evaluations. Also the system needs to be real time and accurate in detecting network intrusions and block potential malicious websites with very low false alarms. Thus neural network based real time network intrusion detection and malicious URL detection is been developed so that the attacks can be detected with greater accuracy and low false alarm rate. The system is trained in an simulated test bed environment by generating network attacks and training the system with the traffic data collected. <text:s/>The system detected malicious URL links with an accuracy of 96.44% and was able to classify attacks like Port Scan, Dos, Brute force and malware infiltration with accuracy of 93.38%. An accuracy of 79.82% was obtained upon evaluating the system with the data set from CICIDS2017. With the use of real time network intrusions detection and malicious URL detection, the user is protected from accidental malicious web browsing and attacks in the network.</text:span></text:p>
      <text:p text:style-name="P1"/>
      <text:p text:style-name="P3">Objectives</text:p>
      <text:p text:style-name="P3"/>
      <text:p text:style-name="P3"><text:span text:style-name="T2">1. </text:span>Generating our own data set of network traffic and malicious attacks in a test bed environment</text:p>
      <text:p text:style-name="P3"><text:span text:style-name="T2">2. </text:span>building a real time network intrusion detection system</text:p>
      <text:p text:style-name="P3"><text:span text:style-name="T2">3. </text:span>building a real time malicious URL detection syste<text:span text:style-name="T3">m</text:span></text:p>
      <text:p text:style-name="P3"/>
      <text:p text:style-name="P4">Conclusion</text:p>
      <text:p text:style-name="P5">The data set generated in test bed environment was used in the network intrusion detection system to train the artificial neural network. It detect<text:span text:style-name="T6">ed</text:span> attacks Port Scan, Dos, Brute force and malware infiltration with an accuracy of 9<text:span text:style-name="T4">3</text:span>.<text:span text:style-name="T4">38</text:span>%. The model <text:span text:style-name="T5">showed an accuracy of 79.82% when </text:span>validated using real life data set CIC IDS 2017 developed by Canadian Institute of Cybersecurity(CIC). <text:span text:style-name="T4">The real time malicious URL detection system showed an accuracy of 96.4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0:09:51.932619561</meta:creation-date>
    <dc:date>2019-08-06T11:30:15.253761358</dc:date>
    <meta:editing-duration>PT19M53S</meta:editing-duration>
    <meta:editing-cycles>12</meta:editing-cycles>
    <meta:generator>LibreOffice/6.0.7.3$Linux_X86_64 LibreOffice_project/00m0$Build-3</meta:generator>
    <meta:document-statistic meta:table-count="0" meta:image-count="0" meta:object-count="0" meta:page-count="1" meta:paragraph-count="8" meta:word-count="354" meta:character-count="2281" meta:non-whitespace-character-count="1933"/>
  </office:meta>
</office:document-meta>
</file>